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3.589cm" svg:x="2.016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59cm" svg:y1="1.254cm" svg:x2="3.659cm" svg:y2="4.175cm">
          <text:p/>
        </draw:line>
        <draw:line draw:style-name="gr3" draw:text-style-name="P1" draw:layer="layout" svg:x1="12.041cm" svg:y1="1.254cm" svg:x2="12.041cm" svg:y2="3.794cm">
          <text:p/>
        </draw:line>
        <draw:frame draw:style-name="gr4" draw:text-style-name="P3" draw:layer="layout" svg:width="2.335cm" svg:height="0.607cm" svg:x="2.475cm" svg:y="1.328cm">
          <draw:text-box>
            <text:p text:style-name="P1"><text:span text:style-name="T1">cur_pix[63:0]</text:span></text:p>
          </draw:text-box>
        </draw:frame>
        <draw:frame draw:style-name="gr4" draw:text-style-name="P3" draw:layer="layout" svg:width="2.352cm" svg:height="0.607cm" svg:x="10.84cm" svg:y="1.427cm">
          <draw:text-box>
            <text:p text:style-name="P1"><text:span text:style-name="T1">org_pix[55:8]</text:span></text:p>
          </draw:text-box>
        </draw:frame>
        <draw:custom-shape draw:style-name="gr5" draw:text-style-name="P4" draw:layer="layout" svg:width="2.54cm" svg:height="0.508cm" svg:x="2.397cm" svg:y="4.175cm">
          <text:p text:style-name="P4"><text:span text:style-name="T2">cur_upper_pix[63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0.508cm" svg:x="2.397cm" svg:y="5.191cm">
          <text:p text:style-name="P4"><text:span text:style-name="T2">cur_middle_pix[63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0.508cm" svg:x="2.397cm" svg:y="6.207cm">
          <text:p text:style-name="P4"><text:span text:style-name="T2">cur_lower_pix[63:0]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67cm" svg:y1="4.683cm" svg:x2="3.667cm" svg:y2="5.191cm">
          <text:p/>
        </draw:line>
        <draw:line draw:style-name="gr3" draw:text-style-name="P1" draw:layer="layout" svg:x1="3.667cm" svg:y1="5.699cm" svg:x2="3.667cm" svg:y2="6.207cm">
          <text:p/>
        </draw:line>
        <draw:custom-shape draw:style-name="gr6" draw:text-style-name="P1" draw:layer="layout" svg:width="11.684cm" svg:height="5.334cm" svg:x="6.461cm" svg:y="3.79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37cm" svg:y1="4.429cm" svg:x2="6.461cm" svg:y2="4.429cm">
          <text:p/>
        </draw:line>
        <draw:line draw:style-name="gr3" draw:text-style-name="P1" draw:layer="layout" svg:x1="4.937cm" svg:y1="5.445cm" svg:x2="6.461cm" svg:y2="5.445cm">
          <text:p/>
        </draw:line>
        <draw:line draw:style-name="gr3" draw:text-style-name="P1" draw:layer="layout" svg:x1="4.937cm" svg:y1="6.461cm" svg:x2="6.461cm" svg:y2="6.461cm">
          <text:p/>
        </draw:line>
        <draw:frame draw:style-name="gr4" draw:text-style-name="P5" draw:layer="layout" svg:width="3.055cm" svg:height="0.725cm" svg:x="6.461cm" svg:y="3.667cm">
          <draw:text-box>
            <text:p><text:span text:style-name="T3">compute_sad</text:span></text:p>
          </draw:text-box>
        </draw:frame>
        <draw:line draw:style-name="gr3" draw:text-style-name="P1" draw:layer="layout" svg:x1="7.223cm" svg:y1="9.128cm" svg:x2="7.223cm" svg:y2="9.636cm">
          <text:p/>
        </draw:line>
        <draw:line draw:style-name="gr3" draw:text-style-name="P1" draw:layer="layout" svg:x1="9.763cm" svg:y1="9.128cm" svg:x2="9.763cm" svg:y2="9.636cm">
          <text:p/>
        </draw:line>
        <draw:line draw:style-name="gr3" draw:text-style-name="P1" draw:layer="layout" svg:x1="12.303cm" svg:y1="9.128cm" svg:x2="12.303cm" svg:y2="9.636cm">
          <text:p/>
        </draw:line>
        <draw:line draw:style-name="gr3" draw:text-style-name="P1" draw:layer="layout" svg:x1="17.383cm" svg:y1="9.128cm" svg:x2="17.383cm" svg:y2="9.636cm">
          <text:p/>
        </draw:line>
        <draw:line draw:style-name="gr3" draw:text-style-name="P1" draw:layer="layout" svg:x1="14.843cm" svg:y1="9.128cm" svg:x2="14.843cm" svg:y2="9.636cm">
          <text:p/>
        </draw:line>
        <draw:custom-shape draw:style-name="gr5" draw:text-style-name="P4" xml:id="id1" draw:id="id1" draw:layer="layout" svg:width="1.778cm" svg:height="0.508cm" svg:x="6.334cm" svg:y="10.525cm">
          <text:p text:style-name="P4"><text:span text:style-name="T2">sad_UH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8.849cm" svg:y="10.526cm">
          <text:p text:style-name="P4"><text:span text:style-name="T2">sad_UQ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1.448cm" svg:y="10.525cm">
          <text:p text:style-name="P4"><text:span text:style-name="T2">sad_M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3.948cm" svg:y="10.525cm">
          <text:p text:style-name="P4"><text:span text:style-name="T2">sad_LQ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6.448cm" svg:y="10.525cm">
          <text:p text:style-name="P4"><text:span text:style-name="T2">sad_LH[69:0]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34cm" svg:x1="7.223cm" svg:y1="11.033cm" svg:x2="6.969cm" svg:y2="9.89cm" draw:start-shape="id1" draw:start-glue-point="2" draw:end-shape="id2" draw:end-glue-point="6" svg:d="m7223 11033v635h-1390v-1778h1136" svg:viewBox="0 0 1391 1779">
          <text:p/>
        </draw:connector>
        <draw:custom-shape draw:style-name="gr5" draw:text-style-name="P6" xml:id="id2" draw:id="id2" draw:layer="layout" svg:width="0.508cm" svg:height="0.508cm" svg:x="6.969cm" svg:y="9.636cm">
          <text:p text:style-name="P1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508cm" svg:height="0.508cm" svg:x="9.509cm" svg:y="9.636cm">
          <text:p text:style-name="P1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508cm" svg:height="0.508cm" svg:x="12.049cm" svg:y="9.636cm">
          <text:p text:style-name="P1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508cm" svg:height="0.508cm" svg:x="14.589cm" svg:y="9.636cm">
          <text:p text:style-name="P1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508cm" svg:height="0.508cm" svg:x="17.129cm" svg:y="9.636cm">
          <text:p text:style-name="P1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7.225cm" svg:y1="10.127cm" svg:x2="7.225cm" svg:y2="10.508cm">
          <text:p/>
        </draw:line>
        <draw:line draw:style-name="gr3" draw:text-style-name="P1" draw:layer="layout" svg:x1="9.765cm" svg:y1="10.127cm" svg:x2="9.765cm" svg:y2="10.508cm">
          <text:p/>
        </draw:line>
        <draw:line draw:style-name="gr3" draw:text-style-name="P1" draw:layer="layout" svg:x1="12.305cm" svg:y1="10.127cm" svg:x2="12.305cm" svg:y2="10.508cm">
          <text:p/>
        </draw:line>
        <draw:line draw:style-name="gr3" draw:text-style-name="P1" draw:layer="layout" svg:x1="17.385cm" svg:y1="10.127cm" svg:x2="17.385cm" svg:y2="10.508cm">
          <text:p/>
        </draw:line>
        <draw:line draw:style-name="gr3" draw:text-style-name="P1" draw:layer="layout" svg:x1="14.845cm" svg:y1="10.127cm" svg:x2="14.845cm" svg:y2="10.508cm">
          <text:p/>
        </draw:line>
        <draw:custom-shape draw:style-name="gr5" draw:text-style-name="P4" draw:layer="layout" svg:width="11.684cm" svg:height="0.524cm" svg:x="6.461cm" svg:y="13.684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6.334cm" svg:y="12.303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8.833cm" svg:y="12.302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1.433cm" svg:y="12.302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3.932cm" svg:y="12.301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svg:x="16.431cm" svg:y="12.3cm">
          <text:p text:style-name="P4"><text:span text:style-name="T2">smallest_sa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23cm" svg:y1="11.668cm" svg:x2="7.223cm" svg:y2="12.303cm">
          <text:p/>
        </draw:line>
        <draw:line draw:style-name="gr3" draw:text-style-name="P1" draw:layer="layout" svg:x1="9.763cm" svg:y1="11.668cm" svg:x2="9.763cm" svg:y2="12.303cm">
          <text:p/>
        </draw:line>
        <draw:line draw:style-name="gr3" draw:text-style-name="P1" draw:layer="layout" svg:x1="12.303cm" svg:y1="11.668cm" svg:x2="12.303cm" svg:y2="12.303cm">
          <text:p/>
        </draw:line>
        <draw:line draw:style-name="gr3" draw:text-style-name="P1" draw:layer="layout" svg:x1="14.843cm" svg:y1="11.668cm" svg:x2="14.843cm" svg:y2="12.303cm">
          <text:p/>
        </draw:line>
        <draw:line draw:style-name="gr3" draw:text-style-name="P1" draw:layer="layout" svg:x1="17.383cm" svg:y1="11.668cm" svg:x2="17.383cm" svg:y2="12.303cm">
          <text:p/>
        </draw:line>
        <draw:connector draw:style-name="gr3" draw:text-style-name="P1" draw:layer="layout" draw:line-skew="0.134cm" svg:x1="9.762cm" svg:y1="11.041cm" svg:x2="9.508cm" svg:y2="9.898cm" svg:d="m9762 11041v635h-1390v-1778h1136" svg:viewBox="0 0 1391 1779">
          <text:p/>
        </draw:connector>
        <draw:connector draw:style-name="gr3" draw:text-style-name="P1" draw:layer="layout" draw:line-skew="0.134cm" svg:x1="12.297cm" svg:y1="11.029cm" svg:x2="12.043cm" svg:y2="9.886cm" svg:d="m12297 11029v635h-1390v-1778h1136" svg:viewBox="0 0 1391 1779">
          <text:p/>
        </draw:connector>
        <draw:connector draw:style-name="gr3" draw:text-style-name="P1" draw:layer="layout" draw:line-skew="0.134cm" svg:x1="14.84cm" svg:y1="11.029cm" svg:x2="14.586cm" svg:y2="9.886cm" svg:d="m14840 11029v635h-1390v-1778h1136" svg:viewBox="0 0 1391 1779">
          <text:p/>
        </draw:connector>
        <draw:connector draw:style-name="gr3" draw:text-style-name="P1" draw:layer="layout" draw:line-skew="0.134cm" svg:x1="17.379cm" svg:y1="11.025cm" svg:x2="17.125cm" svg:y2="9.882cm" svg:d="m17379 11025v635h-1390v-1778h1136" svg:viewBox="0 0 1391 1779">
          <text:p/>
        </draw:connector>
        <draw:line draw:style-name="gr3" draw:text-style-name="P1" draw:layer="layout" svg:x1="7.223cm" svg:y1="12.811cm" svg:x2="7.223cm" svg:y2="13.7cm">
          <text:p/>
        </draw:line>
        <draw:line draw:style-name="gr3" draw:text-style-name="P1" draw:layer="layout" svg:x1="9.747cm" svg:y1="12.811cm" svg:x2="9.747cm" svg:y2="13.7cm">
          <text:p/>
        </draw:line>
        <draw:line draw:style-name="gr3" draw:text-style-name="P1" draw:layer="layout" svg:x1="12.299cm" svg:y1="12.811cm" svg:x2="12.299cm" svg:y2="13.7cm">
          <text:p/>
        </draw:line>
        <draw:line draw:style-name="gr3" draw:text-style-name="P1" draw:layer="layout" svg:x1="14.835cm" svg:y1="12.811cm" svg:x2="14.835cm" svg:y2="13.7cm">
          <text:p/>
        </draw:line>
        <draw:line draw:style-name="gr3" draw:text-style-name="P1" draw:layer="layout" svg:x1="17.359cm" svg:y1="12.811cm" svg:x2="17.359cm" svg:y2="13.7cm">
          <text:p/>
        </draw:line>
        <draw:line draw:style-name="gr2" draw:text-style-name="P2" draw:layer="layout" svg:x1="8.493cm" svg:y1="14.208cm" svg:x2="8.493cm" svg:y2="17.129cm">
          <text:p/>
        </draw:line>
        <draw:line draw:style-name="gr2" draw:text-style-name="P2" draw:layer="layout" svg:x1="13.319cm" svg:y1="27.558cm" svg:x2="13.319cm" svg:y2="30.479cm">
          <text:p/>
        </draw:line>
        <draw:frame draw:style-name="gr4" draw:text-style-name="P3" draw:layer="layout" svg:width="1.709cm" svg:height="0.607cm" svg:x="10.271cm" svg:y="16.141cm">
          <draw:text-box>
            <text:p text:style-name="P1"><text:span text:style-name="T1">mvy[2:0]</text:span></text:p>
          </draw:text-box>
        </draw:frame>
        <draw:line draw:style-name="gr2" draw:text-style-name="P2" draw:layer="layout" svg:x1="15.986cm" svg:y1="27.558cm" svg:x2="15.986cm" svg:y2="30.479cm">
          <text:p/>
        </draw:line>
        <draw:line draw:style-name="gr2" draw:text-style-name="P2" draw:layer="layout" svg:x1="11.117cm" svg:y1="14.208cm" svg:x2="11.117cm" svg:y2="17.129cm">
          <text:p/>
        </draw:line>
        <draw:line draw:style-name="gr2" draw:text-style-name="P2" draw:layer="layout" svg:x1="14.641cm" svg:y1="14.208cm" svg:x2="14.641cm" svg:y2="17.129cm">
          <text:p/>
        </draw:line>
        <draw:frame draw:style-name="gr4" draw:text-style-name="P3" draw:layer="layout" svg:width="1.709cm" svg:height="0.607cm" svg:x="7.673cm" svg:y="16.113cm">
          <draw:text-box>
            <text:p text:style-name="P1"><text:span text:style-name="T1">mvx[2:0]</text:span></text:p>
          </draw:text-box>
        </draw:frame>
        <draw:frame draw:style-name="gr4" draw:text-style-name="P3" draw:layer="layout" svg:width="1.793cm" svg:height="0.607cm" svg:x="13.769cm" svg:y="16.113cm">
          <draw:text-box>
            <text:p text:style-name="P1"><text:span text:style-name="T1">sad[11: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08-15T01:12:43</dc:date>
    <meta:editing-duration>PT11H2M58S</meta:editing-duration>
    <meta:editing-cycles>2</meta:editing-cycles>
    <meta:generator>LibreOffice/3.5$Linux_X86_64 LibreOffice_project/350m1$Build-2</meta:generator>
    <meta:document-statistic meta:object-count="64"/>
  </office:meta>
</office:document-meta>
</file>